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1868" officeooo:paragraph-rsid="00131868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1868" officeooo:paragraph-rsid="00131868" style:font-size-asian="16pt" style:font-size-complex="16pt"/>
    </style:style>
    <style:style style:name="T1" style:family="text">
      <style:text-properties officeooo:rsid="00131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l Hail the Power</text:p>
      <text:p text:style-name="P1"/>
      <text:p text:style-name="P5">All hail the power of Jesus’ name!</text:p>
      <text:p text:style-name="P5">Let angels prostrate fall;</text:p>
      <text:p text:style-name="P5">Bring forth the royal diadem,</text:p>
      <text:p text:style-name="P5">And crowm Him Lord of all.</text:p>
      <text:p text:style-name="P5"/>
      <text:p text:style-name="P5">Ye chosen seed of Israel’s race,</text:p>
      <text:p text:style-name="P5">Ye ransomed from the fall,</text:p>
      <text:p text:style-name="P5">Hail Him who saves you by His grace,</text:p>
      <text:p text:style-name="P5">And crown Him Lord of all.</text:p>
      <text:p text:style-name="P5"/>
      <text:p text:style-name="P5">Let every kindred, every tribe,</text:p>
      <text:p text:style-name="P5">On this terrestrial ball,</text:p>
      <text:p text:style-name="P5">To Him all majesty ascribe,</text:p>
      <text:p text:style-name="P5">And crown Him Lord of all.</text:p>
      <text:p text:style-name="P5"/>
      <text:p text:style-name="P5">O that with yonder sacred throng,</text:p>
      <text:p text:style-name="P5">We at His feet may fall,</text:p>
      <text:p text:style-name="P5">We’ll join the everlasting song,</text:p>
      <text:p text:style-name="P5">And crown Him Lord of all.</text:p>
      <text:p text:style-name="P2"/>
      <text:p text:style-name="P2"/>
      <text:p text:style-name="P2">Composer: <text:span text:style-name="T1">Oliver Holden (1765-1844)</text:span></text:p>
      <text:p text:style-name="P2">Lyricist: <text:span text:style-name="T1">Edward Perroner (1726-1792)</text:span> </text:p>
      <text:p text:style-name="P2"/>
      <text:p text:style-name="P2"/>
      <text:p text:style-name="P2"/>
      <text:p text:style-name="P5">Hymns of Truth and Praise: 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09:37:30.462378214</meta:creation-date>
    <meta:editing-duration>PT6M27S</meta:editing-duration>
    <meta:editing-cycles>2</meta:editing-cycles>
    <meta:generator>LibreOffice/6.2.8.2$MacOSX_X86_64 LibreOffice_project/f82ddfca21ebc1e222a662a32b25c0c9d20169ee</meta:generator>
    <dc:title>TubaHymn</dc:title>
    <dc:date>2020-05-09T09:43:57.103984186</dc:date>
    <meta:document-statistic meta:table-count="0" meta:image-count="0" meta:object-count="0" meta:page-count="1" meta:paragraph-count="20" meta:word-count="108" meta:character-count="579" meta:non-whitespace-character-count="490"/>
    <meta:template xlink:type="simple" xlink:actuate="onRequest" xlink:title="TubaHymn" xlink:href="../../../../../Library/Application%20Support/LibreOffice/4/user/template/TubaHymn1.ott" meta:date="2020-05-09T09:37:30.085211024"/>
  </office:meta>
</office:document-meta>
</file>